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m</text:p>
          </table:table-cell>
          <table:table-cell office:value-type="string" table:style-name="ce1">
            <text:p>prénom<text:s text:c="2"/></text:p>
          </table:table-cell>
          <table:table-cell table:number-columns-repeated="2" table:style-name="ce1"/>
          <table:table-cell office:value-type="string" table:style-name="ce1">
            <text:p>mai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an</text:p>
          </table:table-cell>
          <table:table-cell office:value-type="string" table:style-name="ce1">
            <text:p>mahmoud</text:p>
          </table:table-cell>
          <table:table-cell table:number-columns-repeated="2" table:style-name="ce1"/>
          <table:table-cell office:value-type="string" table:style-name="ce2">
            <text:p><text:a xlink:href="mailto:niquezebi311@gmail.copm">niquezebi311@gmail.copm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washed</text:p>
          </table:table-cell>
          <table:table-cell office:value-type="string" table:style-name="ce1">
            <text:p>only</text:p>
          </table:table-cell>
          <table:table-cell table:number-columns-repeated="2" table:style-name="ce1"/>
          <table:table-cell office:value-type="string" table:style-name="ce2">
            <text:p><text:a xlink:href="mailto:antomdr85000@gmail.com">antomdr85000@gmail.com</text:a>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Zbergman lol</meta:initial-creator>
    <dc:creator>URBAIN Antonin</dc:creator>
    <meta:creation-date>2024-03-11T22:28:23Z</meta:creation-date>
    <dc:date>2024-03-11T22:41:27Z</dc:date>
  </office:meta>
</office:document-meta>
</file>